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466.16mm"/>
    </style:style>
    <style:style style:name="co4" style:family="table-column">
      <style:table-column-properties fo:break-before="auto" style:column-width="211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glasH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(X, descuento, porcentaje, salud,0.04, 2017).</text:p>
          </table:table-cell>
          <table:table-cell office:value-type="string" calcext:value-type="string">
            <text:p>descuento por <text:s/>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_contrato(prueba,no).</text:p>
          </table:table-cell>
          <table:table-cell office:value-type="string" calcext:value-type="string">
            <text:p>Regla para saber si la persona llego al final de su contr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eIca,9.66,1000,0,0).</text:p>
          </table:table-cell>
          <table:table-cell office:value-type="string" calcext:value-type="string">
            <text:p>Tarifa para reteica *no se usan los 5 campos, el primero representa un factor y el otro una base para el calculo de este descuento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estampillaUD,0.01,0,0,0).</text:p>
          </table:table-cell>
          <table:table-cell office:value-type="string" calcext:value-type="string">
            <text:p>Tarifa para estampilla UD *no se usan los 5 campos, el primero representa el porsentaje de descuento que se aplica a la bas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proCultura,0.005,0,0,0).</text:p>
          </table:table-cell>
          <table:table-cell office:value-type="string" calcext:value-type="string">
            <text:p>Tarifa para procultura *no se usan los 5 campos, el primero representa el porsentaje de descuento que se aplica a la bas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s_liquidados(prueba,30).</text:p>
          </table:table-cell>
          <table:table-cell office:value-type="string" calcext:value-type="string">
            <text:p>dias del periodo de liquidac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_concepto_ley(X,Y,P,secrHacienda):- base_concepto_ley(X,Y,P,rete383).</text:p>
          </table:table-cell>
          <table:table-cell office:value-type="string" calcext:value-type="string">
            <text:p>Calculo de la base para cada descuen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_concepto_ley(X,Y,P,rete383):- valor_pago(X,V,P,T),R is (T * 0.25) rnd 0 , S is T - R,Y is (S rnd 0).</text:p>
          </table:table-cell>
          <table:table-cell office:value-type="string" calcext:value-type="string">
            <text:p>Calculo de la base para cada descuen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_concepto_ley(X,Y,P,rete384):- valor_pago(X,V,P,T), Y is (T rnd 0).</text:p>
          </table:table-cell>
          <table:table-cell office:value-type="string" calcext:value-type="string">
            <text:p>Calculo de la base para cada descuen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o_concepto(X,T,P,N,R) :- concepto(X,T,Y,N,Z,P),((Y==porcentaje)-&gt;(valor_pago(X,Y,P,T),R is T *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(X, descuento, porcentaje, pension,0.04, 2017).</text:p>
          </table:table-cell>
          <table:table-cell office:value-type="string" calcext:value-type="string">
            <text:p>descuento por Pen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adultoMayor,0.02,0,0,0).</text:p>
          </table:table-cell>
          <table:table-cell office:value-type="string" calcext:value-type="string">
            <text:p>Tarifa para adilto mayor*no se usan los 5 campos, el primero representa el porsentaje de descuento que se aplica a la bas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prestaciones(2017,0.200236900127638).</text:p>
          </table:table-cell>
          <table:table-cell office:value-type="string" calcext:value-type="string">
            <text:p>Porcentaje para calcular del valor del RP las prestacio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or_pago(X,V,P,T):- valor_contrato(X,VC), calcular_prestaciones(P,PC), Y is (VC - PC), duracion_contrato(X,D,V), R is Y / D, PB is (R rnd 0), dias_liquidados(X,DL),T is ((DL * PB) / 30).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salud(2017,0.04).</text:p>
          </table:table-cell>
          <table:table-cell office:value-type="string" calcext:value-type="string">
            <text:p>Porcentaj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devengo(2017,vacaciones,0.165680).</text:p>
          </table:table-cell>
          <table:table-cell office:value-type="string" calcext:value-type="string">
            <text:p>Porcentaje para devengo de vacacio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pension(2017,0.04).</text:p>
          </table:table-cell>
          <table:table-cell office:value-type="string" calcext:value-type="string">
            <text:p>Porcentaje pens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cular_prestaciones(P,VP):- valor_contrato(X,VC),porcentaje_prestaciones(P,PP),Y is PP * VC, VP is (Y rnd 0). </text:p>
          </table:table-cell>
          <table:table-cell office:value-type="string" calcext:value-type="string">
            <text:p>Fórmula para hallar prestacio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devengo(2017,primaVacaciones,0.165680).</text:p>
          </table:table-cell>
          <table:table-cell office:value-type="string" calcext:value-type="string">
            <text:p>Porcentaje para devengo de prima de vacacio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devengo(2017,primaNavidad, 0.295858).</text:p>
          </table:table-cell>
          <table:table-cell office:value-type="string" calcext:value-type="string">
            <text:p>Porcentaje para devengo de prima de navi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pension):- valor_pago(X,V,P,T), porcentaje_pension(P, PP), R is PP * T , Y is (R rnd 0).</text:p>
          </table:table-cell>
          <table:table-cell office:value-type="string" calcext:value-type="string">
            <text:p>Cálculo de pens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devengo(2017,cesantias,0.332840).</text:p>
          </table:table-cell>
          <table:table-cell office:value-type="string" calcext:value-type="string">
            <text:p>Porcentaje para denvengo de cesanti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salud):- valor_pago(X,V,P,T), porcentaje_salud(P, PS), R is PS * T , Y is (R rnd 0).</text:p>
          </table:table-cell>
          <table:table-cell office:value-type="string" calcext:value-type="string">
            <text:p>Calculo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lica_ingreso_retencion(11).</text:p>
          </table:table-cell>
          <table:table-cell office:value-type="string" calcext:value-type="string">
            <text:p>El concepto 11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vacaciones):- fin_contrato(X,si),calcular_prestaciones(P,VP),porcentaje_devengo(P,vacaciones,PDV), R is VP *PDV, Y is (R rnd 0).</text:p>
          </table:table-cell>
          <table:table-cell office:value-type="string" calcext:value-type="string">
            <text:p>Concepto de vacacio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primaVacaciones):- fin_contrato(X,si),calcular_prestaciones(P,VP),porcentaje_devengo(P,primaVacaciones,PDV), R is VP *PDV, Y is (R rnd 0).</text:p>
          </table:table-cell>
          <table:table-cell office:value-type="string" calcext:value-type="string">
            <text:p>devengo por prima de vacacio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lica_ingreso_retencion(1174).</text:p>
          </table:table-cell>
          <table:table-cell office:value-type="string" calcext:value-type="string">
            <text:p>El concepto 1174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lica_ingreso_retencion(111).</text:p>
          </table:table-cell>
          <table:table-cell office:value-type="string" calcext:value-type="string">
            <text:p>El concepto 111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lica_ingreso_retencion(129).</text:p>
          </table:table-cell>
          <table:table-cell office:value-type="string" calcext:value-type="string">
            <text:p>El concepto 129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lica_ingreso_retencion(1175).</text:p>
          </table:table-cell>
          <table:table-cell office:value-type="string" calcext:value-type="string">
            <text:p>El concepto 1175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lica_deduccion_retencion(239).</text:p>
          </table:table-cell>
          <table:table-cell office:value-type="string" calcext:value-type="string">
            <text:p>El concepto 239 aplica para deduccion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lica_deduccion_retencion(291).</text:p>
          </table:table-cell>
          <table:table-cell office:value-type="string" calcext:value-type="string">
            <text:p>EL concepto 290 aplica para deducción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primaNavidad):- <text:s/>fin_contrato(X,si),calcular_prestaciones(P,VP),porcentaje_devengo(P,primaNavidad,PDV), R is VP *PDV, Y is (R rnd 0).</text:p>
          </table:table-cell>
          <table:table-cell office:value-type="string" calcext:value-type="string">
            <text:p>devengo por prima de navi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cesantias):- <text:s/>fin_contrato(X,si),calcular_prestaciones(P,VP),porcentaje_devengo(P,cesantias,PDV), R is VP *PDV, Y is (R rnd 0).</text:p>
          </table:table-cell>
          <table:table-cell office:value-type="string" calcext:value-type="string">
            <text:p>devengo por cesanti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IC,P,V,interesCesantias):- fin_contrato(X,si),calcular_prestaciones(P,VP),concepto_ley(X,PV,P,V, primaVacaciones), concepto_ley(X,PN,P,V,primaNavidad), concepto_ley(X,C,P,V,cesantias), concepto_ley(X,VA,P,V,vacaciones), A is (PV+PN+C+VA), B is (VP-A), IC is (B rnd 0).</text:p>
          </table:table-cell>
          <table:table-cell office:value-type="string" calcext:value-type="string">
            <text:p>devengo por intereses de cesanti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lica_deduccion_retencion(239).</text:p>
          </table:table-cell>
          <table:table-cell office:value-type="string" calcext:value-type="string">
            <text:p>EL concepto 291 aplica para deduccion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ducciones_totales(DT):- deducciones(D), ingresos(I), DT is I - D. 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total(DT,S):- S is (DT * 0.25 rnd 0). 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tos_rep(GR):- ingresos(I), GR is (I * 0.50 rnd 0).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or_uvt(2017,31859).</text:p>
          </table:table-cell>
          <table:table-cell office:value-type="string" calcext:value-type="string">
            <text:p>SAS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aluar_uvt(VU,U,R):- (U @=&lt; 95 -&gt; R is 0).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aluar_uvt(VU,U,R):- (U @&gt; 95, U@=&lt;150 -&gt; A is U - 95, B is A*0.19, C is B * VU, R is (C rnd 0)).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or_retencion(VR):- deducciones_totales(DT), subtotal(DT, S), gastos_rep(GR), B is DT - S - GR, valor_uvt(P,VU), X is (B / VU), <text:s/>evaluar_uvt(VU, X, E), H is ((E + 50) / 1000 rnd 0), VR is (H * 1000).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aluar_uvt(VU,U,R):- (U @&gt; 150, U @=&lt;360 -&gt; A is U - 150, B is A*0.28, C is B * VU, D is (10 * VU), F is C + D, R is (F rnd 0)).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aluar_uvt(VU,U,R):- (U @&gt; 360 -&gt; A is U - 360, B is A*0.33, C is B * VU, D is (69 * VU), F is C + D, R is (F rnd 0)). <text:s/>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5" meta:object-count="0"/>
    <meta:generator>LibreOffice/5.0.6.2$Linux_X86_64 LibreOffice_project/00$Build-2</meta:generator>
  </office:meta>
</office:document-meta>
</file>